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2.2cm" svg:height="8.072cm" svg:x="2.8cm" svg:y="2.8cm">
          <draw:text-box>
            <text:p><text:span text:style-name="T1">Knowledge Base:</text:span></text:p>
            <text:p>child(bridget,caroline).</text:p>
            <text:p>child(caroline,donna).</text:p>
            <text:p><text:s text:c="3"/>descend(X,Y) <text:s/>:- <text:s/>child(X,Y).</text:p>
            <text:p><text:s text:c="3"/></text:p>
            <text:p><text:s text:c="3"/>descend(X,Y) <text:s/>:- <text:s/>child(X,Z),</text:p>
            <text:p><text:s text:c="37"/>child(Z,Y).</text:p>
            <text:p>child(anne,bridget).</text:p>
            <text:p>child(bridget,caroline).</text:p>
            <text:p>child(caroline,donna).</text:p>
            <text:p>child(donna,emily)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kris </meta:initial-creator>
    <meta:creation-date>2013-08-27T13:07:10</meta:creation-date>
    <dc:date>2013-08-27T13:11:09</dc:date>
    <dc:creator>svkris </dc:creator>
    <meta:editing-duration>P0D</meta:editing-duration>
    <meta:editing-cycles>1</meta:editing-cycles>
    <meta:document-statistic meta:object-count="24"/>
    <meta:generator>LibreOffice/3.5$Linux_x86 LibreOffice_project/350m1$Build-2</meta:generator>
  </office:meta>
</office:document-meta>
</file>